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25</text:p>
          </table:table-cell>
          <table:table-cell table:style-name="ACE-0" office:value-type="float" office:value="65.609999999999999">
            <text:p>65.61</text:p>
          </table:table-cell>
          <table:table-cell table:style-name="ACE-0" office:value-type="float" office:value="20.760000000000002">
            <text:p>20.76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6.24000000000001">
            <text:p>186.24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69</text:p>
          </table:table-cell>
          <table:table-cell table:style-name="ACE-0" office:value-type="float" office:value="65.629999999999995">
            <text:p>65.63</text:p>
          </table:table-cell>
          <table:table-cell table:style-name="ACE-0" office:value-type="float" office:value="20.760000000000002">
            <text:p>20.76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3.22999999999999">
            <text:p>173.23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78</text:p>
          </table:table-cell>
          <table:table-cell table:style-name="ACE-0" office:value-type="float" office:value="65.560000000000002">
            <text:p>65.56</text:p>
          </table:table-cell>
          <table:table-cell table:style-name="ACE-0" office:value-type="float" office:value="20.649999999999999">
            <text:p>20.6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9.24000000000001">
            <text:p>209.24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08</text:p>
          </table:table-cell>
          <table:table-cell table:style-name="ACE-0" office:value-type="float" office:value="65.599999999999994">
            <text:p>65.6</text:p>
          </table:table-cell>
          <table:table-cell table:style-name="ACE-0" office:value-type="float" office:value="20.57">
            <text:p>20.57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2.22999999999999">
            <text:p>202.23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 table:number-rows-repeated="28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4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39:3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